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63cm"/>
    </style:style>
    <style:style style:name="co2" style:family="table-column">
      <style:table-column-properties fo:break-before="auto" style:column-width="4.925cm"/>
    </style:style>
    <style:style style:name="co3" style:family="table-column">
      <style:table-column-properties fo:break-before="auto" style:column-width="5.853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5.403cm"/>
    </style:style>
    <style:style style:name="co8" style:family="table-column">
      <style:table-column-properties fo:break-before="auto" style:column-width="5.824cm"/>
    </style:style>
    <style:style style:name="co9" style:family="table-column">
      <style:table-column-properties fo:break-before="auto" style:column-width="7.486cm"/>
    </style:style>
    <style:style style:name="co10" style:family="table-column">
      <style:table-column-properties fo:break-before="auto" style:column-width="6.782cm"/>
    </style:style>
    <style:style style:name="co11" style:family="table-column">
      <style:table-column-properties fo:break-before="auto" style:column-width="6.304cm"/>
    </style:style>
    <style:style style:name="co12" style:family="table-column">
      <style:table-column-properties fo:break-before="auto" style:column-width="6.248cm"/>
    </style:style>
    <style:style style:name="co13" style:family="table-column">
      <style:table-column-properties fo:break-before="auto" style:column-width="6.81cm"/>
    </style:style>
    <style:style style:name="co14" style:family="table-column">
      <style:table-column-properties fo:break-before="auto" style:column-width="5.262cm"/>
    </style:style>
    <style:style style:name="co15" style:family="table-column">
      <style:table-column-properties fo:break-before="auto" style:column-width="7.204cm"/>
    </style:style>
    <style:style style:name="co16" style:family="table-column">
      <style:table-column-properties fo:break-before="auto" style:column-width="7.828cm"/>
    </style:style>
    <style:style style:name="co17" style:family="table-column">
      <style:table-column-properties fo:break-before="auto" style:column-width="1.707cm"/>
    </style:style>
    <style:style style:name="ro1" style:family="table-row">
      <style:table-row-properties style:row-height="7.858cm" fo:break-before="auto" style:use-optimal-row-height="false"/>
    </style:style>
    <style:style style:name="ro2" style:family="table-row">
      <style:table-row-properties style:row-height="2.062cm" fo:break-before="auto" style:use-optimal-row-height="true"/>
    </style:style>
    <style:style style:name="ro3" style:family="table-row">
      <style:table-row-properties style:row-height="3.413cm" fo:break-before="auto" style:use-optimal-row-height="false"/>
    </style:style>
    <style:style style:name="ro4" style:family="table-row">
      <style:table-row-properties style:row-height="4.445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2.106cm" fo:break-before="auto" style:use-optimal-row-height="true"/>
    </style:style>
    <style:style style:name="ro9" style:family="table-row">
      <style:table-row-properties style:row-height="2.646cm" fo:break-before="auto" style:use-optimal-row-height="false"/>
    </style:style>
    <style:style style:name="ro10" style:family="table-row">
      <style:table-row-properties style:row-height="4.154cm" fo:break-before="auto" style:use-optimal-row-height="false"/>
    </style:style>
    <style:style style:name="ro11" style:family="table-row">
      <style:table-row-properties style:row-height="4.948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.353cm" style:writing-mode="page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7"/>
        <table:table-column table:style-name="co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1006" table:default-cell-style-name="Excel_20_Built-in_20_Normal"/>
        <table:table-row table:style-name="ro1">
          <table:table-cell table:style-name="ce1" office:value-type="string">
            <text:p>Matriz de Rastreabilidade(caracteristicas x requisitos (sss))</text:p>
          </table:table-cell>
          <table:table-cell table:style-name="ce1" office:value-type="string">
            <text:p>1- O sistema deve permitir que o vendedor acesse </text:p>
            <text:p>as características dos produtos registrados na Tabela de produtos.</text:p>
            <text:p/>
          </table:table-cell>
          <table:table-cell table:style-name="ce5" office:value-type="string">
            <text:p>2- O sistema deve permitir que o vendedor</text:p>
            <text:p><text:s/>verifique se o produto está cadastrado no</text:p>
            <text:p><text:s/>portifólio de produtos da loja.</text:p>
            <text:p>.</text:p>
          </table:table-cell>
          <table:table-cell table:style-name="ce1" office:value-type="string">
            <text:p/>
            <text:p>3- O sistema deve permitir que o atendente</text:p>
            <text:p>verifique se o cliente possui cadastro no sistema.</text:p>
            <text:p/>
          </table:table-cell>
          <table:table-cell table:style-name="ce5" office:value-type="string">
            <text:p>4- O sistema deve permitir que o atendente </text:p>
            <text:p>verifique se um pedido poderá ser atendido.</text:p>
            <text:p/>
          </table:table-cell>
          <table:table-cell table:style-name="ce5" office:value-type="string">
            <text:p>5- O sistema deve permitir ao atendente </text:p>
            <text:p>efetuar o cancelamento do pedido.</text:p>
            <text:p/>
          </table:table-cell>
          <table:table-cell table:style-name="ce5" office:value-type="string">
            <text:p/>
            <text:p>6- O sistema deve permitir que o vendedor</text:p>
            <text:p><text:s/>marque o pedido como finalizado.</text:p>
            <text:p/>
          </table:table-cell>
          <table:table-cell table:style-name="ce1" office:value-type="string">
            <text:p>7- O sistema deve somar os valores dos produtos que estão contidos no pedido do cliente e informar ao atendente o valor total da compra.</text:p>
          </table:table-cell>
          <table:table-cell table:style-name="ce1" office:value-type="string">
            <text:p>8- O sistema deve conter a opção de pagamento em débito.</text:p>
          </table:table-cell>
          <table:table-cell table:style-name="ce1" office:value-type="string">
            <text:p>9- O sistema deve conter a opção de pagamento em crédito.</text:p>
          </table:table-cell>
          <table:table-cell table:style-name="ce1" office:value-type="string">
            <text:p>10- O sistema deve conter a opção de pagamento em dinheiro.</text:p>
          </table:table-cell>
          <table:table-cell table:style-name="ce5" office:value-type="string">
            <text:p>11- O sistema deve permitir que o atendente escolha a opção de pagamento solicitada pelo cliente.</text:p>
          </table:table-cell>
          <table:table-cell table:style-name="ce5" office:value-type="string">
            <text:p>12- O sistema deve permitir que o vendedor acesse a agenda da nutricionista.</text:p>
          </table:table-cell>
          <table:table-cell table:style-name="ce5" office:value-type="string">
            <text:p>13- O sistema deve permitir que a nutricionista acesse o cadastro do cliente.</text:p>
          </table:table-cell>
          <table:table-cell table:style-name="ce5" office:value-type="string">
            <text:p>14- O sistema deve permitir que o gerente verifique a quantidade de cada produto disponível no estoque.</text:p>
          </table:table-cell>
          <table:table-cell table:style-name="ce5" office:value-type="string">
            <text:p>15- O sistema deve permitir que o gerente cadastre produtos na tabela de produtos(estoque).</text:p>
          </table:table-cell>
          <table:table-cell table:style-name="ce5" office:value-type="string">
            <text:p>16- O sistema deve permitir que o gerente cadastre produtos na Tabela de produtos (portifólio) da loja.</text:p>
          </table:table-cell>
          <table:table-cell table:style-name="ce8"/>
          <table:table-cell table:style-name="ce7" table:number-columns-repeated="7"/>
          <table:table-cell table:number-columns-repeated="999"/>
        </table:table-row>
        <table:table-row table:style-name="ro2">
          <table:table-cell table:style-name="ce1" office:value-type="string">
            <text:p>Cadastro de Clientes</text:p>
          </table:table-cell>
          <table:table-cell table:style-name="ce4" office:value-type="string">
            <text:p><text:s text:c="24"/>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4">
          <table:table-cell table:style-name="ce1" office:value-type="string">
            <text:p>Criar Pagamentos e Recebimentos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number-columns-repeated="2" table:style-name="ce6" office:value-type="string">
            <text:p>x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 table:number-rows-repeated="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Cadastro de Fornecedore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6"/>
          <table:table-cell table:style-name="ce4" office:value-type="string">
            <text:p>x</text:p>
          </table:table-cell>
          <table:table-cell table:style-name="ce4"/>
          <table:table-cell table:number-columns-repeated="1007"/>
        </table:table-row>
        <table:table-row table:style-name="ro6">
          <table:table-cell table:style-name="ce1" office:value-type="string">
            <text:p>Emissão rápida de notas fiscais para fornecedore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7"/>
          <table:table-cell table:style-name="ce4" office:value-type="string">
            <text:p>x</text:p>
          </table:table-cell>
          <table:table-cell table:number-columns-repeated="1007"/>
        </table:table-row>
        <table:table-row table:style-name="ro6">
          <table:table-cell table:style-name="ce1" office:value-type="string">
            <text:p>Acompanhamento de gastos de cada compra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7"/>
          <table:table-cell table:style-name="ce4" office:value-type="string">
            <text:p>x</text:p>
          </table:table-cell>
          <table:table-cell table:number-columns-repeated="1007"/>
        </table:table-row>
        <table:table-row table:style-name="ro6">
          <table:table-cell table:style-name="ce1" office:value-type="string">
            <text:p>Total de gastos com cada fornecedor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7"/>
          <table:table-cell table:style-name="ce4" office:value-type="string">
            <text:p>x</text:p>
          </table:table-cell>
          <table:table-cell table:number-columns-repeated="1007"/>
        </table:table-row>
        <table:table-row table:style-name="ro5">
          <table:table-cell table:style-name="ce1" office:value-type="string">
            <text:p>Cadastro de Produtos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4"/>
          <table:table-cell table:style-name="ce6" table:number-columns-repeated="2"/>
          <table:table-cell table:style-name="ce4" table:number-columns-repeated="6"/>
          <table:table-cell table:style-name="ce4" office:value-type="string">
            <text:p>x</text:p>
          </table:table-cell>
          <table:table-cell table:style-name="ce4"/>
          <table:table-cell table:number-columns-repeated="1007"/>
        </table:table-row>
        <table:table-row table:style-name="ro5">
          <table:table-cell table:style-name="ce1" office:value-type="string">
            <text:p>Detalhes do produtos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4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Dados fiscais dos produtos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6" table:number-columns-repeated="2"/>
          <table:table-cell table:style-name="ce4" table:number-columns-repeated="7"/>
          <table:table-cell table:style-name="ce4" office:value-type="string">
            <text:p>x</text:p>
          </table:table-cell>
          <table:table-cell table:number-columns-repeated="1007"/>
        </table:table-row>
        <table:table-row table:style-name="ro6">
          <table:table-cell table:style-name="ce1" office:value-type="string">
            <text:p>Entrada de produtos no estoqu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5">
          <table:table-cell table:style-name="ce1" office:value-type="string">
            <text:p>Saída de produtos no estoqu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5">
          <table:table-cell table:style-name="ce1" office:value-type="string">
            <text:p>Gerar vendas de produtos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Controle de estoqu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6" table:number-rows-repeated="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Controle Financeiro</text:p>
          </table:table-cell>
          <table:table-cell table:style-name="ce4" table:number-columns-repeated="6"/>
          <table:table-cell table:style-name="ce6"/>
          <table:table-cell table:style-name="ce6" office:value-type="string">
            <text:p>x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7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Integração de ordem de serviços com o controle de estoqu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7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Integração do saldo de contas a pagar com o saldo de compras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Emissão de relatório de compra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6"/>
          <table:table-cell table:style-name="ce4" office:value-type="string">
            <text:p>x</text:p>
          </table:table-cell>
          <table:table-cell table:style-name="ce4"/>
          <table:table-cell table:number-columns-repeated="1007"/>
        </table:table-row>
        <table:table-row table:style-name="ro2">
          <table:table-cell table:style-name="ce1" office:value-type="string">
            <text:p>Contas a receber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8">
          <table:table-cell table:style-name="ce1" office:value-type="string">
            <text:p>Fluxo de caixa</text:p>
          </table:table-cell>
          <table:table-cell table:style-name="ce4" table:number-columns-repeated="6"/>
          <table:table-cell table:style-name="ce6" office:value-type="string">
            <text:p>x</text:p>
          </table:table-cell>
          <table:table-cell table:style-name="ce6"/>
          <table:table-cell table:style-name="ce4" office:value-type="string">
            <text:p>x</text:p>
          </table:table-cell>
          <table:table-cell table:style-name="ce4" table:number-columns-repeated="7"/>
          <table:table-cell table:number-columns-repeated="1007"/>
        </table:table-row>
        <table:table-row table:style-name="ro6">
          <table:table-cell table:style-name="ce1" office:value-type="string">
            <text:p>Conciliação Bancária (serviços bancários)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Contas bancárias (integração e tranferêmcoa)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Emissão de boletos bancário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Pesquisa de fornecedore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Efetuar o registro das vendas</text:p>
          </table:table-cell>
          <table:table-cell table:style-name="ce4" table:number-columns-repeated="6"/>
          <table:table-cell table:style-name="ce6" office:value-type="string">
            <text:p>x</text:p>
          </table:table-cell>
          <table:table-cell table:style-name="ce6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Retirar quantidade de cada compra do estoqu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atribuir valor ao saldo do estoqu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 table:number-rows-repeated="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gerar ordem de compra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quantidade e detalhes da compra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Efetuar registro de validade das venda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<text:s/>Gerar relatório financeiro periódico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<text:s/>Efetuar o controle da validade dos produto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9">
          <table:table-cell table:style-name="ce1" office:value-type="string">
            <text:p><text:s/>Gerar relatório informando os produtos mais vendidos de cada categoria</text:p>
          </table:table-cell>
          <table:table-cell table:style-name="ce4" office:value-type="string">
            <text:p>x</text:p>
          </table:table-cell>
          <table:table-cell table:style-name="ce4" table:number-columns-repeated="5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<text:s/>Envio de relatório de falta de produto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Emissão de nota fiscal do consumidor (NFC-e)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emissão de nota fiscal do fornecedor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relatório de contas a pagar e receber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Gerar relátório de centro de custo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gerar relatório de vendas cadastradas</text:p>
          </table:table-cell>
          <table:table-cell table:style-name="ce4" table:number-columns-repeated="6"/>
          <table:table-cell table:style-name="ce6" office:value-type="string">
            <text:p>x</text:p>
          </table:table-cell>
          <table:table-cell table:style-name="ce6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gerar relatório de produtos vendidos</text:p>
          </table:table-cell>
          <table:table-cell table:style-name="ce4" table:number-columns-repeated="6"/>
          <table:table-cell table:style-name="ce6" office:value-type="string">
            <text:p>x</text:p>
          </table:table-cell>
          <table:table-cell table:style-name="ce6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gerar relatório separado dos clientes que mais compram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relatório dos clientes que menos compram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relatório de produtos do estoqu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6">
          <table:table-cell table:style-name="ce1" office:value-type="string">
            <text:p>gerar relatório dos produtos menos vendido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Gerar relatórios de produtos que estão com menos de 10 unidades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gerar relatório com produtos que estão há mais de 3 meses no estoque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relatório de produtos menos visitados no sit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relatórios de produtos mais visitados no site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relatório de produtos devolvidos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verificar com os correios as mercadorias devolvidas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Gerar relatórios de email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Efetuar cadastro de clientes não compradores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 table:number-rows-repeated="3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gerar relatório de vendas trimestrais</text:p>
          </table:table-cell>
          <table:table-cell table:style-name="ce4" table:number-columns-repeated="6"/>
          <table:table-cell table:style-name="ce6"/>
          <table:table-cell table:style-name="ce6" office:value-type="string">
            <text:p>x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5">
          <table:table-cell table:style-name="ce1" office:value-type="string">
            <text:p>gerar relatório de vendas mensais</text:p>
          </table:table-cell>
          <table:table-cell table:style-name="ce4" table:number-columns-repeated="6"/>
          <table:table-cell table:style-name="ce6"/>
          <table:table-cell table:style-name="ce6" office:value-type="string">
            <text:p>x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5">
          <table:table-cell table:style-name="ce1" office:value-type="string">
            <text:p>gerar relatórios de vendas semanais</text:p>
          </table:table-cell>
          <table:table-cell table:style-name="ce4" table:number-columns-repeated="6"/>
          <table:table-cell table:style-name="ce6"/>
          <table:table-cell table:style-name="ce6" office:value-type="string">
            <text:p>x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6">
          <table:table-cell table:style-name="ce1" office:value-type="string">
            <text:p>Sugerir produtos associados com a compra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 office:value-type="string">
            <text:p>Gerar parcelamento nos pagamentos de cartões</text:p>
          </table:table-cell>
          <table:table-cell table:style-name="ce4" table:number-columns-repeated="6"/>
          <table:table-cell table:style-name="ce6"/>
          <table:table-cell table:style-name="ce6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7"/>
          <table:table-cell table:number-columns-repeated="1007"/>
        </table:table-row>
        <table:table-row table:style-name="ro6">
          <table:table-cell table:style-name="ce1" office:value-type="string">
            <text:p>Gerar descontos de 10% nas compras casada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Emissão de voucher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9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Criar pesquisa de satisfação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6">
          <table:table-cell table:style-name="ce1" office:value-type="string">
            <text:p>Gerar relatório das pesquisas de satisfaçõe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7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/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5">
          <table:table-cell table:style-name="ce1" office:value-type="string">
            <text:p>Gerar relatório de preço dos produto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7"/>
          <table:table-cell table:style-name="ce4" office:value-type="string">
            <text:p>x</text:p>
          </table:table-cell>
          <table:table-cell table:number-columns-repeated="1007"/>
        </table:table-row>
        <table:table-row table:style-name="ro5">
          <table:table-cell table:style-name="ce1" office:value-type="string">
            <text:p>gerar relatório de perfil de clientes</text:p>
          </table:table-cell>
          <table:table-cell table:style-name="ce4" table:number-columns-repeated="6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10">
          <table:table-cell table:style-name="ce2" office:value-type="string">
            <text:p>Gerar detalhamento de produtos</text:p>
          </table:table-cell>
          <table:table-cell table:style-name="ce4" office:value-type="string">
            <text:p>x</text:p>
          </table:table-cell>
          <table:table-cell table:style-name="ce4" table:number-columns-repeated="5"/>
          <table:table-cell table:style-name="ce6" table:number-columns-repeated="2"/>
          <table:table-cell table:style-name="ce4" table:number-columns-repeated="8"/>
          <table:table-cell table:number-columns-repeated="1007"/>
        </table:table-row>
        <table:table-row table:style-name="ro11">
          <table:table-cell table:style-name="ce1" office:value-type="string">
            <text:p>gerar detalhes de compras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6" table:number-columns-repeated="2"/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12" table:number-rows-repeated="104847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2" table:style-name="ta2" table:print="false">
        <table:table-column table:style-name="co17" table:number-columns-repeated="1024" table:default-cell-style-name="Excel_20_Built-in_20_Normal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3" table:style-name="ta3" table:print="false">
        <table:table-column table:style-name="co17" table:number-columns-repeated="1024" table:default-cell-style-name="Excel_20_Built-in_20_Normal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database-ranges>
        <table:database-range table:name="Tabela1" table:target-range-address="Plan1.A1:Plan1.Q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17/10/2018</text:date>, <text:time>22:0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22:07:57.99</dc:date>
    <dc:creator>Fábio  Santos</dc:creator>
    <meta:generator>OpenOffice/4.1.5$Win32 OpenOffice.org_project/415m1$Build-9789</meta:generator>
    <meta:editing-duration>PT40M32S</meta:editing-duration>
    <meta:editing-cycles>3</meta:editing-cycles>
    <meta:document-statistic meta:table-count="3" meta:cell-count="136" meta:object-count="0"/>
  </office:meta>
</office:document-meta>
</file>